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079985616672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079985607168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738058948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8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0799856025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79985603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7998560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797434239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96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61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407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32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430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7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72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413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424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0800695344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6:44:00.666000000</dc:date>
    <meta:editing-duration>PT5H42M45S</meta:editing-duration>
    <meta:editing-cycles>16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2" meta:word-count="100" meta:character-count="596" meta:non-whitespace-character-count="531"/>
  </office:meta>
</office:document-meta>
</file>